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gr2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form will be kept confidential and will be used to help us provide services that best meet your </text:span><text:span text:style-name="T5">employment-related needs Please note that all fields marked with on asterisk (*) are required; all other information con be considered </text:span><text:span text:style-name="T5">optional. We appreciate your efforts to fill out this form as completely as possible Thank you for your 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us to share this form with San Francisco Human Services Agency to 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y for additional benefits and services such as cash aid, CalFresh, CalWORKs, and Medi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</text:span><text:span text:style-name="T11">ary </text:span><text:span text:style-name="T9">Phone:</text:span></text:p>
          </draw:text-box>
        </draw:frame>
        <draw:line draw:style-name="gr16" draw:text-style-name="P1" draw:layer="controls" svg:x1="4.048cm" svg:y1="11.338cm" svg:x2="10.144cm" svg:y2="11.338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32cm" svg:x="4.048cm" svg:y="10.881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Use 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16" draw:text-style-name="P1" draw:layer="controls" svg:x1="4.046cm" svg:y1="12.253cm" svg:x2="20.59cm" svg:y2="12.25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</text:span><text:span text:style-name="T13">o</text:span><text:span text:style-name="T13">c</text:span><text:span text:style-name="T13">i</text:span><text:span text:style-name="T13">a</text:span><text:span text:style-name="T13">l</text:span><text:span text:style-name="T13"> </text:span><text:span text:style-name="T13">S</text:span><text:span text:style-name="T13">e</text:span><text:span text:style-name="T13">c</text:span><text:span text:style-name="T13">u</text:span><text:span text:style-name="T13">r</text:span><text:span text:style-name="T13">i</text:span><text:span text:style-name="T13">t</text:span><text:span text:style-name="T13">y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</text:span><text:span text:style-name="T2">y Contact </text:span><text:span text:style-name="T2">Info. <text:s text:c="4"/></text:span><text:span text:style-name="T2"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  <draw:line draw:style-name="gr29" draw:text-style-name="P17" draw:layer="controls" svg:x1="7.667cm" svg:y1="15.604cm" svg:x2="5.76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33:52.072058127</dc:date>
    <meta:editing-duration>PT9H5M45S</meta:editing-duration>
    <meta:editing-cycles>120</meta:editing-cycles>
    <meta:document-statistic meta:object-count="124"/>
  </office:meta>
</office:document-meta>
</file>